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月球登录者”游戏</text:p>
      <text:p text:style-name="P2">项目计划</text:p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link-end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内容目录1_Head">
            <text:p text:style-name="Contents_20_Heading">内容目录</text:p>
          </text:index-title>
        </text:index-body>
      </text:table-of-conten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10T14:26:35</dc:date>
    <dc:creator>rob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" meta:word-count="5" meta:character-count="17" meta:non-whitespace-character-count="17"/>
  </office:meta>
</office:document-meta>
</file>